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7694in" style:rel-column-width="7281*"/>
    </style:style>
    <style:style style:name="Table1.I" style:family="table-column">
      <style:table-column-properties style:column-width="0.7701in" style:rel-column-width="728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Ubuntu" officeooo:rsid="00157def" officeooo:paragraph-rsid="00157def"/>
    </style:style>
    <style:style style:name="P2" style:family="paragraph" style:parent-style-name="Standard">
      <style:paragraph-properties fo:text-align="center" style:justify-single-word="false"/>
      <style:text-properties style:font-name="Ubuntu" fo:font-size="16pt" fo:font-weight="bold" officeooo:rsid="00157def" officeooo:paragraph-rsid="00157def" style:font-size-asian="16pt" style:font-weight-asian="bold" style:font-size-complex="16pt" style:font-weight-complex="bold"/>
    </style:style>
    <style:style style:name="P3" style:family="paragraph" style:parent-style-name="Standard">
      <style:paragraph-properties fo:text-align="justify" style:justify-single-word="false"/>
      <style:text-properties style:font-name="Ubuntu" fo:font-size="12pt" fo:font-weight="normal" officeooo:rsid="00157def" officeooo:paragraph-rsid="00157def"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style:font-name="Ubuntu" fo:font-size="12pt" fo:font-weight="normal" officeooo:rsid="00165d77" officeooo:paragraph-rsid="00165d77"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style:font-name="Ubuntu" fo:font-size="12pt" fo:font-weight="normal" officeooo:rsid="00165d77" officeooo:paragraph-rsid="001819d0"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Ubuntu" fo:font-size="12pt" fo:font-weight="normal" officeooo:rsid="001819d0" officeooo:paragraph-rsid="001819d0"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Ubuntu" fo:font-size="12pt" fo:font-weight="normal" officeooo:rsid="0019df38" officeooo:paragraph-rsid="0019df38" style:font-size-asian="10.5pt" style:font-weight-asian="normal" style:font-size-complex="12pt" style:font-weight-complex="normal"/>
    </style:style>
    <style:style style:name="P8" style:family="paragraph" style:parent-style-name="Standard">
      <style:paragraph-properties fo:text-align="center" style:justify-single-word="false"/>
      <style:text-properties style:font-name="Ubuntu" fo:font-size="12pt" fo:font-weight="normal" officeooo:rsid="0019df38" officeooo:paragraph-rsid="0019df38" style:font-size-asian="10.5pt" style:font-weight-asian="normal" style:font-size-complex="12pt" style:font-weight-complex="normal"/>
    </style:style>
    <style:style style:name="P9" style:family="paragraph" style:parent-style-name="Table_20_Contents">
      <style:paragraph-properties fo:text-align="center" style:justify-single-word="false"/>
      <style:text-properties style:font-name="Ubuntu" fo:font-size="12pt" officeooo:rsid="00165d77" officeooo:paragraph-rsid="00165d77" style:font-size-asian="10.5pt" style:font-size-complex="12pt"/>
    </style:style>
    <style:style style:name="P10" style:family="paragraph" style:parent-style-name="Table_20_Contents">
      <style:paragraph-properties fo:text-align="center" style:justify-single-word="false"/>
      <style:text-properties style:font-name="Ubuntu" fo:font-size="12pt" style:font-size-asian="10.5pt" style:font-size-complex="12pt"/>
    </style:style>
    <style:style style:name="P11" style:family="paragraph" style:parent-style-name="Table_20_Contents">
      <style:paragraph-properties fo:text-align="center" style:justify-single-word="false"/>
      <style:text-properties style:font-name="Ubuntu" fo:font-size="12pt" officeooo:rsid="00165d77" officeooo:paragraph-rsid="00165d77" fo:background-color="#ffff00" style:font-size-asian="10.5pt" style:font-size-complex="12pt"/>
    </style:style>
    <style:style style:name="P12" style:family="paragraph" style:parent-style-name="Table_20_Contents">
      <style:paragraph-properties fo:text-align="center" style:justify-single-word="false"/>
      <style:text-properties style:font-name="Ubuntu" fo:font-size="12pt" fo:background-color="#ffff00" style:font-size-asian="10.5pt" style:font-size-complex="12pt"/>
    </style:style>
    <style:style style:name="P13" style:family="paragraph" style:parent-style-name="Standard">
      <style:paragraph-properties fo:text-align="center" style:justify-single-word="false"/>
      <style:text-properties style:font-name="Ubuntu" fo:font-size="12pt" fo:font-weight="normal" officeooo:rsid="00157def" officeooo:paragraph-rsid="00157def"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Ubuntu" fo:font-size="12pt" fo:font-weight="normal" officeooo:rsid="00165d77" officeooo:paragraph-rsid="001819d0"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Ubuntu" fo:font-size="12pt" fo:font-weight="normal" officeooo:rsid="001d8f88" officeooo:paragraph-rsid="001d8f88"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Ubuntu" fo:font-size="12pt" fo:font-weight="normal" officeooo:rsid="001d8f88" officeooo:paragraph-rsid="001da47e"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Ubuntu" fo:font-size="12pt" fo:font-weight="normal" officeooo:rsid="001ec9f5" officeooo:paragraph-rsid="001ec9f5"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Ubuntu" fo:font-size="12pt" fo:font-weight="normal" officeooo:rsid="001fe090" officeooo:paragraph-rsid="001fe090"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Ubuntu" fo:font-size="12pt" fo:font-weight="normal" officeooo:rsid="00239b80" officeooo:paragraph-rsid="00239b80"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Ubuntu" fo:font-size="12pt" style:text-underline-style="solid" style:text-underline-width="auto" style:text-underline-color="font-color" fo:font-weight="bold" officeooo:rsid="00157def" officeooo:paragraph-rsid="00157def" style:font-size-asian="10.5pt" style:font-weight-asian="bold" style:font-size-complex="12pt" style:font-weight-complex="bold"/>
    </style:style>
    <style:style style:name="P21" style:family="paragraph" style:parent-style-name="Standard">
      <style:paragraph-properties fo:text-align="start" style:justify-single-word="false"/>
      <style:text-properties style:font-name="Ubuntu" fo:font-size="12pt" style:text-underline-style="solid" style:text-underline-width="auto" style:text-underline-color="font-color" fo:font-weight="bold" officeooo:rsid="00239b80" officeooo:paragraph-rsid="00239b80" style:font-size-asian="10.5pt" style:font-weight-asian="bold" style:font-size-complex="12pt" style:font-weight-complex="bold"/>
    </style:style>
    <style:style style:name="P22" style:family="paragraph" style:parent-style-name="Standard">
      <style:paragraph-properties fo:text-align="center" style:justify-single-word="false"/>
      <style:text-properties style:font-name="Ubuntu" fo:font-size="12pt" style:text-underline-style="solid" style:text-underline-width="auto" style:text-underline-color="font-color" fo:font-weight="bold" officeooo:rsid="00239b80" officeooo:paragraph-rsid="00239b80" style:font-size-asian="10.5pt" style:font-weight-asian="bold" style:font-size-complex="12pt" style:font-weight-complex="bold"/>
    </style:style>
    <style:style style:name="P23" style:family="paragraph" style:parent-style-name="Standard">
      <style:paragraph-properties fo:text-align="start" style:justify-single-word="false"/>
      <style:text-properties style:font-name="Ubuntu" fo:font-size="12pt" style:text-underline-style="solid" style:text-underline-width="auto" style:text-underline-color="font-color" fo:font-weight="bold" officeooo:rsid="0023fafd" officeooo:paragraph-rsid="0023fafd" style:font-size-asian="10.5pt" style:font-weight-asian="bold" style:font-size-complex="12pt" style:font-weight-complex="bold"/>
    </style:style>
    <style:style style:name="P24" style:family="paragraph" style:parent-style-name="Standard">
      <style:paragraph-properties fo:text-align="start" style:justify-single-word="false"/>
      <style:text-properties style:font-name="Ubuntu" fo:font-size="12pt" style:text-underline-style="solid" style:text-underline-width="auto" style:text-underline-color="font-color" fo:font-weight="normal" officeooo:rsid="00249d8e" officeooo:paragraph-rsid="00249d8e"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Ubuntu" fo:font-size="12pt" style:text-underline-style="solid" style:text-underline-width="auto" style:text-underline-color="font-color" fo:font-weight="normal" officeooo:rsid="002631b7" officeooo:paragraph-rsid="002631b7"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Ubuntu" fo:font-size="12pt" style:text-underline-style="none" fo:font-weight="normal" officeooo:rsid="00239b80" officeooo:paragraph-rsid="00239b80" style:font-size-asian="10.5pt" style:font-weight-asian="normal" style:font-size-complex="12pt" style:font-weight-complex="normal"/>
    </style:style>
    <style:style style:name="P27" style:family="paragraph" style:parent-style-name="Standard">
      <style:paragraph-properties fo:text-align="center" style:justify-single-word="false"/>
      <style:text-properties style:font-name="Ubuntu" fo:font-size="12pt" style:text-underline-style="none" fo:font-weight="bold" officeooo:rsid="00239b80" officeooo:paragraph-rsid="00239b80" style:font-size-asian="10.5pt" style:font-weight-asian="bold" style:font-size-complex="12pt" style:font-weight-complex="bold"/>
    </style:style>
    <style:style style:name="T1" style:family="text">
      <style:text-properties officeooo:rsid="00165d77"/>
    </style:style>
    <style:style style:name="T2" style:family="text">
      <style:text-properties fo:font-weight="bold" style:font-weight-asian="bold" style:font-weight-complex="bold"/>
    </style:style>
    <style:style style:name="T3" style:family="text">
      <style:text-properties fo:font-weight="bold" officeooo:rsid="001819d0"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officeooo:rsid="001da47e"/>
    </style:style>
    <style:style style:name="T6" style:family="text">
      <style:text-properties style:text-position="sub 55%"/>
    </style:style>
    <style:style style:name="T7" style:family="text">
      <style:text-properties style:text-position="sub 75%"/>
    </style:style>
    <style:style style:name="T8" style:family="text">
      <style:text-properties style:text-position="sub 70%"/>
    </style:style>
    <style:style style:name="T9" style:family="text">
      <style:text-properties style:text-position="0% 100%"/>
    </style:style>
    <style:style style:name="T10" style:family="text">
      <style:text-properties officeooo:rsid="00214d73"/>
    </style:style>
    <style:style style:name="T11" style:family="text">
      <style:text-properties officeooo:rsid="002305b9"/>
    </style:style>
    <style:style style:name="T12" style:family="text">
      <style:text-properties style:text-underline-style="none"/>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normal" officeooo:rsid="00243198" style:font-weight-asian="normal" style:font-weight-complex="normal"/>
    </style:style>
    <style:style style:name="T15" style:family="text">
      <style:text-properties style:text-underline-style="none" officeooo:rsid="00276260"/>
    </style:style>
    <style:style style:name="T16" style:family="text">
      <style:text-properties style:text-underline-style="none" officeooo:rsid="002817ab"/>
    </style:style>
    <style:style style:name="T17" style:family="text">
      <style:text-properties style:text-underline-style="none" officeooo:rsid="0029037a"/>
    </style:style>
    <style:style style:name="T18" style:family="text">
      <style:text-properties style:text-underline-style="none" officeooo:rsid="00291845"/>
    </style:style>
    <style:style style:name="T19" style:family="text">
      <style:text-properties officeooo:rsid="0029184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rélien DUVAL</text:p>
      <text:p text:style-name="P1"/>
      <text:p text:style-name="P2">TP1 : Cryptographie et sécurité informatique</text:p>
      <text:p text:style-name="P13"/>
      <text:p text:style-name="P20">Exercice 1 : Briser Vigenère</text:p>
      <text:p text:style-name="P3"/>
      <text:p text:style-name="P3">On cherche à déchiffrer le texte suivant : </text:p>
      <text:p text:style-name="P3"/>
      <text:p text:style-name="P3"><text:bookmark-start text:name="__DdeLink__2_901232986"/><text:bookmark-start text:name="__DdeLink__230_1851309150"/>YHKMV MSXVV XTMGV WMRCJ KSQRE JYCBE JYIVOD EFDSC TIRTPE SMPVP ITSYEG BYTNZ SXWLC TLSSXB VTBOG YJWYF GIEZOR XCEKY RHCEE BYMHW SBMEN ZSXCEF CINPPU ZRDEB NZRDO YHZRD EPFZKS BPYKIH TGUCP ODGCG LORXY OXNEG LPTDIS HZWD HILVZO RWYZR YTLYIA YRHMD SFIRAW VYMXB VYXIR NVPVIK CSPOC MJYIBT IRKFKC ONFTV AMHKI HTEWZ TREVC JEZAM LFJKLKI IMDHQ MKLKT GLVEDE XBVIXC VSGXS ORUEH DHILVZ ORWCE KNEGLP TDISHK LODINR MVEHIG IBAXCF RYFEW ZTREVC JGYNXL FPVEHV FXRBCN YIKLKIIM DHQUE HSNIUT LSNWN RRMEFS ROOYXB ZWSSE MVGBEX CUIKLPS BRYWRI EPITSNY IMOQGL RSCEHK WESYU CPIAWB FVDSXL ZRQOJ WYEBA GNVVC WLCTLS SRYVHO DXIUIM RCJKX REGCG LORXY OXKCV SGXYS CMKIWI WNYIY RHYIIN LMMKS PEPYDI XTWIW JSNMN VTYSW CSPOP PUZRD EBNJJS NMNVT YSWCS POCCJ YIBTIRK WPIRCK IZOWM ZFVEOY PWKNH NYIONG LPTDIS HRRNDI WICZT MIEEVG SLZXRM WQYMM HGIIVOS TIEHDO IUTLUE CEVCCA VYZQZO VNRRDA WWZTR EVMNM DHSOKZ KRMUSP OKISJGK NFYKVS VMUCPI BVIBIXW MNYSXL CNYIUN SQCINGI IWXREG CGLORY MVHKN HUIIDHIL VJYRIOJI VEWMFV OVIHTSE NXYITBO HOTXSV IZFVWO WNGYBP SMVWRI WNFVSC EFCCMIT BVVCWI LVSPTIH LWODHC IIMTPSW SBERWI CZTMIE SBDIWIC ZTMIEA STLILXK DHCKM YNEFG VYCIXL VOSWO TLKSEO KLONX CTEDISH FVSNXY XVSTCW YIMKW<text:bookmark-end text:name="__DdeLink__2_901232986"/><text:bookmark-end text:name="__DdeLink__230_1851309150"/></text:p>
      <text:p text:style-name="P3"/>
      <text:p text:style-name="P3"><text:tab/>On sait que le texte est chiffré en anglais. De plus on sait que l’indice de coïncidende de la langue anglaise est : 0,066. <text:span text:style-name="T1">Nous savons aussi que la clef est de taille inférieure ou égale à 8.</text:span></text:p>
      <text:p text:style-name="P4"><text:tab/>Nous allons donc utiliser le test de Friedman pour rettrouver la clef.</text:p>
      <text:p text:style-name="P4"/>
      <text:p text:style-name="P5"><text:tab/><text:span text:style-name="T3">1)</text:span></text:p>
      <text:p text:style-name="P5"><text:span text:style-name="T3"/></text:p>
      <text:p text:style-name="P5"><text:tab/>Le test de Friedman nous donne le résultat suivant :</text:p>
      <text:p text:style-name="P4">Soit m la taille de la clef testée.</text:p>
      <text:p text:style-name="P4"/>
      <table:table table:name="Table1" table:style-name="Table1">
        <table:table-column table:style-name="Table1.A" table:number-columns-repeated="8"/>
        <table:table-column table:style-name="Table1.I"/>
        <table:table-row>
          <table:table-cell table:style-name="Table1.A1" office:value-type="string">
            <text:p text:style-name="P9">m</text:p>
          </table:table-cell>
          <table:table-cell table:style-name="Table1.B1" table:number-columns-spanned="8" office:value-type="string">
            <text:p text:style-name="P9">Ic(x)</text:p>
          </table:table-cell>
          <table:covered-table-cell/>
          <table:covered-table-cell/>
          <table:covered-table-cell/>
          <table:covered-table-cell/>
          <table:covered-table-cell/>
          <table:covered-table-cell/>
          <table:covered-table-cell/>
        </table:table-row>
        <table:table-row>
          <table:table-cell table:style-name="Table1.A2" office:value-type="string">
            <text:p text:style-name="P9">1</text:p>
          </table:table-cell>
          <table:table-cell table:style-name="Table1.A2" office:value-type="string">
            <text:p text:style-name="P9">0,045</text:p>
          </table:table-cell>
          <table:table-cell table:style-name="Table1.C2" table:number-columns-spanned="7" office:value-type="string">
            <text:p text:style-name="P10"/>
          </table:table-cell>
          <table:covered-table-cell/>
          <table:covered-table-cell/>
          <table:covered-table-cell/>
          <table:covered-table-cell/>
          <table:covered-table-cell/>
          <table:covered-table-cell/>
        </table:table-row>
        <table:table-row>
          <table:table-cell table:style-name="Table1.A2" office:value-type="string">
            <text:p text:style-name="P9">2</text:p>
          </table:table-cell>
          <table:table-cell table:style-name="Table1.A2" office:value-type="string">
            <text:p text:style-name="P9">0,047</text:p>
          </table:table-cell>
          <table:table-cell table:style-name="Table1.A2" office:value-type="string">
            <text:p text:style-name="P9">0,050</text:p>
          </table:table-cell>
          <table:table-cell table:style-name="Table1.C2" table:number-columns-spanned="6" office:value-type="string">
            <text:p text:style-name="P10"/>
          </table:table-cell>
          <table:covered-table-cell/>
          <table:covered-table-cell/>
          <table:covered-table-cell/>
          <table:covered-table-cell/>
          <table:covered-table-cell/>
        </table:table-row>
        <table:table-row>
          <table:table-cell table:style-name="Table1.A2" office:value-type="string">
            <text:p text:style-name="P9">3</text:p>
          </table:table-cell>
          <table:table-cell table:style-name="Table1.A2" office:value-type="string">
            <text:p text:style-name="P9">0,061</text:p>
          </table:table-cell>
          <table:table-cell table:style-name="Table1.A2" office:value-type="string">
            <text:p text:style-name="P9">0,052</text:p>
          </table:table-cell>
          <table:table-cell table:style-name="Table1.A2" office:value-type="string">
            <text:p text:style-name="P9">0,051</text:p>
          </table:table-cell>
          <table:table-cell table:style-name="Table1.C2" table:number-columns-spanned="5" office:value-type="string">
            <text:p text:style-name="P10"/>
          </table:table-cell>
          <table:covered-table-cell/>
          <table:covered-table-cell/>
          <table:covered-table-cell/>
          <table:covered-table-cell/>
        </table:table-row>
        <table:table-row>
          <table:table-cell table:style-name="Table1.A2" office:value-type="string">
            <text:p text:style-name="P9">4</text:p>
          </table:table-cell>
          <table:table-cell table:style-name="Table1.A2" office:value-type="string">
            <text:p text:style-name="P9">0,045</text:p>
          </table:table-cell>
          <table:table-cell table:style-name="Table1.A2" office:value-type="string">
            <text:p text:style-name="P9">0,047</text:p>
          </table:table-cell>
          <table:table-cell table:style-name="Table1.A2" office:value-type="string">
            <text:p text:style-name="P9">0,048</text:p>
          </table:table-cell>
          <table:table-cell table:style-name="Table1.A2" office:value-type="string">
            <text:p text:style-name="P9">0,054</text:p>
          </table:table-cell>
          <table:table-cell table:style-name="Table1.C2" table:number-columns-spanned="4" office:value-type="string">
            <text:p text:style-name="P10"/>
          </table:table-cell>
          <table:covered-table-cell/>
          <table:covered-table-cell/>
          <table:covered-table-cell/>
        </table:table-row>
        <table:table-row>
          <table:table-cell table:style-name="Table1.A2" office:value-type="string">
            <text:p text:style-name="P9">5</text:p>
          </table:table-cell>
          <table:table-cell table:style-name="Table1.A2" office:value-type="string">
            <text:p text:style-name="P9">0,042</text:p>
          </table:table-cell>
          <table:table-cell table:style-name="Table1.A2" office:value-type="string">
            <text:p text:style-name="P9">0,047</text:p>
          </table:table-cell>
          <table:table-cell table:style-name="Table1.A2" office:value-type="string">
            <text:p text:style-name="P9">0,042</text:p>
          </table:table-cell>
          <table:table-cell table:style-name="Table1.A2" office:value-type="string">
            <text:p text:style-name="P9">0,046</text:p>
          </table:table-cell>
          <table:table-cell table:style-name="Table1.A2" office:value-type="string">
            <text:p text:style-name="P9">0,047</text:p>
          </table:table-cell>
          <table:table-cell table:style-name="Table1.C2" table:number-columns-spanned="3" office:value-type="string">
            <text:p text:style-name="P10"/>
          </table:table-cell>
          <table:covered-table-cell/>
          <table:covered-table-cell/>
        </table:table-row>
        <table:table-row>
          <table:table-cell table:style-name="Table1.A2" office:value-type="string">
            <text:p text:style-name="P11">6</text:p>
          </table:table-cell>
          <table:table-cell table:style-name="Table1.A2" office:value-type="string">
            <text:p text:style-name="P11">0,063</text:p>
          </table:table-cell>
          <table:table-cell table:style-name="Table1.A2" office:value-type="string">
            <text:p text:style-name="P11">0,068</text:p>
          </table:table-cell>
          <table:table-cell table:style-name="Table1.A2" office:value-type="string">
            <text:p text:style-name="P11">0,065</text:p>
          </table:table-cell>
          <table:table-cell table:style-name="Table1.A2" office:value-type="string">
            <text:p text:style-name="P11">0,064</text:p>
          </table:table-cell>
          <table:table-cell table:style-name="Table1.A2" office:value-type="string">
            <text:p text:style-name="P11">0,068</text:p>
          </table:table-cell>
          <table:table-cell table:style-name="Table1.A2" office:value-type="string">
            <text:p text:style-name="P11">0,065</text:p>
          </table:table-cell>
          <table:table-cell table:style-name="Table1.C2" table:number-columns-spanned="2" office:value-type="string">
            <text:p text:style-name="P12"/>
          </table:table-cell>
          <table:covered-table-cell/>
        </table:table-row>
        <table:table-row>
          <table:table-cell table:style-name="Table1.A2" office:value-type="string">
            <text:p text:style-name="P9">7</text:p>
          </table:table-cell>
          <table:table-cell table:style-name="Table1.A2" office:value-type="string">
            <text:p text:style-name="P9">0,046</text:p>
          </table:table-cell>
          <table:table-cell table:style-name="Table1.A2" office:value-type="string">
            <text:p text:style-name="P9">0,044</text:p>
          </table:table-cell>
          <table:table-cell table:style-name="Table1.A2" office:value-type="string">
            <text:p text:style-name="P9">0,046</text:p>
          </table:table-cell>
          <table:table-cell table:style-name="Table1.A2" office:value-type="string">
            <text:p text:style-name="P9">0,042</text:p>
          </table:table-cell>
          <table:table-cell table:style-name="Table1.A2" office:value-type="string">
            <text:p text:style-name="P9">0,051</text:p>
          </table:table-cell>
          <table:table-cell table:style-name="Table1.A2" office:value-type="string">
            <text:p text:style-name="P9">0,052</text:p>
          </table:table-cell>
          <table:table-cell table:style-name="Table1.A2" office:value-type="string">
            <text:p text:style-name="P9">0,040</text:p>
          </table:table-cell>
          <table:table-cell table:style-name="Table1.C2" office:value-type="string">
            <text:p text:style-name="P10"/>
          </table:table-cell>
        </table:table-row>
        <table:table-row>
          <table:table-cell table:style-name="Table1.A2" office:value-type="string">
            <text:p text:style-name="P9">8</text:p>
          </table:table-cell>
          <table:table-cell table:style-name="Table1.A2" office:value-type="string">
            <text:p text:style-name="P9">0,043</text:p>
          </table:table-cell>
          <table:table-cell table:style-name="Table1.A2" office:value-type="string">
            <text:p text:style-name="P9">0,045</text:p>
          </table:table-cell>
          <table:table-cell table:style-name="Table1.A2" office:value-type="string">
            <text:p text:style-name="P9">0,050</text:p>
          </table:table-cell>
          <table:table-cell table:style-name="Table1.A2" office:value-type="string">
            <text:p text:style-name="P9">0,048</text:p>
          </table:table-cell>
          <table:table-cell table:style-name="Table1.A2" office:value-type="string">
            <text:p text:style-name="P9">0,047</text:p>
          </table:table-cell>
          <table:table-cell table:style-name="Table1.A2" office:value-type="string">
            <text:p text:style-name="P9">0,048</text:p>
          </table:table-cell>
          <table:table-cell table:style-name="Table1.A2" office:value-type="string">
            <text:p text:style-name="P9">0,046</text:p>
          </table:table-cell>
          <table:table-cell table:style-name="Table1.C2" office:value-type="string">
            <text:p text:style-name="P9">0,059</text:p>
          </table:table-cell>
        </table:table-row>
      </table:table>
      <text:p text:style-name="P4"><text:soft-page-break/></text:p>
      <text:p text:style-name="P6"><text:tab/>On remarque qu’avec une clef supposée de taille 6 les indices de coïncidence obtenus se rapprochent le plus de la langue anglaise. On pose donc que la <text:span text:style-name="T4">taille de la clef est 6</text:span>.</text:p>
      <text:p text:style-name="P6"/>
      <text:p text:style-name="P6"><text:tab/><text:span text:style-name="T2">2)</text:span></text:p>
      <text:p text:style-name="P6"/>
      <text:p text:style-name="P6"><text:tab/>Nous cherchons maintenant à déterminer la clef qui a chiffré le message ! Pour cela nous allons utiliser l’indice de coïncidence mutuel dans le but de trouver le décalage des colonnes par rapport à la colonne 0.</text:p>
      <text:p text:style-name="P6"/>
      <text:p text:style-name="P6"><text:tab/>Les lettres les plus fréquentes dans la colote 0 du texte sont : </text:p>
      <text:p text:style-name="P8">I&gt;W&gt;M&gt;X&gt;G&gt;E&gt;S&gt;H</text:p>
      <text:p text:style-name="P7"/>
      <text:p text:style-name="P15">Trouvons le décalage de chaque colonne par rapport à la colonne 0 :</text:p>
      <text:p text:style-name="P15"/>
      <text:p text:style-name="P15">Pour la colonne 1 avec K = 16 on a : IC(x,y-k) = 0.06684</text:p>
      <text:p text:style-name="P15">Pour la colonne 2 avec K = 13 on a : IC(x,y-k) = 0.06277</text:p>
      <text:p text:style-name="P15">Pour la colonne 3 avec K = 0 on a : IC(x,y-k) = 0.05977</text:p>
      <text:p text:style-name="P15">Pour la colonne 4 avec K = 6 on a : IC(x,y-k) = 0.06621</text:p>
      <text:p text:style-name="P16">Pour la colonne 5 avec K = <text:span text:style-name="T5">22</text:span> on a : IC(x,y-k) = <text:span text:style-name="T5">0.06505</text:span></text:p>
      <text:p text:style-name="P16"/>
      <text:p text:style-name="P17">On a donc :</text:p>
      <text:p text:style-name="P17">k1 = k0 +16</text:p>
      <text:p text:style-name="P17">k2 = k0 +13</text:p>
      <text:p text:style-name="P17">k3 = k0 </text:p>
      <text:p text:style-name="P17">k4 = k0 +6</text:p>
      <text:p text:style-name="P17">k5 = k0 +22</text:p>
      <text:p text:style-name="P17"/>
      <text:p text:style-name="P18"><text:tab/>Faisons un premier essai :</text:p>
      <text:p text:style-name="P18">On sait que la lettre la plus utilisée dans la langue anglaise est E.</text:p>
      <text:p text:style-name="P18">On pose donc :</text:p>
      <text:p text:style-name="P17"/>
      <text:p text:style-name="P18">E<text:span text:style-name="T7">k</text:span><text:span text:style-name="T6">0</text:span>(E) = I <text:tab/>D’où <text:tab/>4 + k<text:span text:style-name="T8">0</text:span> = 8<text:tab/>=&gt;<text:tab/> k<text:span text:style-name="T8">0 <text:s/></text:span><text:span text:style-name="T9">= 4 (E)</text:span></text:p>
      <text:p text:style-name="P18"><text:span text:style-name="T9">On a donc : <text:s text:c="3"/>k</text:span><text:span text:style-name="T8">1</text:span><text:span text:style-name="T9"> = <text:s/>k0 + 16 = 20 (U)</text:span></text:p>
      <text:p text:style-name="P18"><text:span text:style-name="T9">De même : <text:s text:c="4"/>k</text:span><text:span text:style-name="T8">2 </text:span><text:span text:style-name="T9">= <text:s/>17 (R)</text:span></text:p>
      <text:p text:style-name="P18"><text:span text:style-name="T9"><text:tab/><text:tab/>k</text:span><text:span text:style-name="T8">3 </text:span><text:span text:style-name="T9">= <text:s/>4 (E)</text:span></text:p>
      <text:p text:style-name="P18"><text:span text:style-name="T9"><text:tab/><text:tab/>k</text:span><text:span text:style-name="T8">4 </text:span><text:span text:style-name="T9">= <text:s/>10 (K)</text:span></text:p>
      <text:p text:style-name="P18"><text:span text:style-name="T9"><text:tab/><text:tab/>k</text:span><text:span text:style-name="T8">5 </text:span><text:span text:style-name="T9">= <text:s/>26 (A)</text:span></text:p>
      <text:p text:style-name="P18"><text:span text:style-name="T9"/></text:p>
      <text:p text:style-name="P18">La clef supposée est donc : <text:span text:style-name="T4">k=EUREKA</text:span></text:p>
      <text:p text:style-name="P17"/>
      <text:p text:style-name="P18">Essayons de déchiffrer le texte →</text:p>
      <text:p text:style-name="P18"/>
      <text:p text:style-name="P18">Until modern times cryptography referred almost exclusively to encryption which is the process of converting ordinary information called plain text into un intelligible text called cipher text. Decryption is there verse in other words moving from the unintelligible cipher text back to plain text. <text:span text:style-name="T10">A</text:span> cipher is a pair of algorithms that create the encryption and the reversing decryption. <text:span text:style-name="T10">T</text:span>he detailed operation of a cipher is controlled both by the algorithm and in each instance by a key this is a secret ideally known only to the communicants usually <text:soft-page-break/>a short string of characters which is needed to decrypt the cipher text. <text:span text:style-name="T11">A </text:span>cryptosystem is the ordered list of elements of finite possible plain texts finite possible cypher texts finite possible keys and the encryption and decryption algorithms which correspond to each key. <text:span text:style-name="T11">K</text:span>eys are important as ciphers without variable keys can be trivially broken with only the knowledge of the cipher used and are therefore useless or even counter productive. <text:span text:style-name="T11">F</text:span>or most purposes historically ciphers were often used directly for encryption or decryption without additional procedures such as authentication or integrity checks.</text:p>
      <text:p text:style-name="P18"/>
      <text:p text:style-name="P19">La clef trouvée est donc la clef qui a été utilisée pour chiffrer le text original.</text:p>
      <text:p text:style-name="P27"/>
      <text:p text:style-name="P27">K = EUREKA</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7T00:25:40.239974396</meta:creation-date>
    <meta:generator>LibreOffice/5.1.4.2$Linux_X86_64 LibreOffice_project/10m0$Build-2</meta:generator>
    <dc:date>2016-11-07T10:50:16.219254739</dc:date>
    <meta:editing-duration>PT5H47M6S</meta:editing-duration>
    <meta:editing-cycles>17</meta:editing-cycles>
    <meta:document-statistic meta:table-count="1" meta:image-count="0" meta:object-count="0" meta:page-count="3" meta:paragraph-count="87" meta:word-count="782" meta:character-count="4295" meta:non-whitespace-character-count="3566"/>
  </office:meta>
</office:document-meta>
</file>